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#cccccc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3.D1" style:family="table-cell">
      <style:table-cell-properties style:vertical-align="middle" fo:background-color="#cccccc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097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097cm" fo:border-left="0.002cm solid #000000" fo:border-right="none" fo:border-top="none" fo:border-bottom="0.035cm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1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8.752cm" style:rel-column-width="20708*"/>
    </style:style>
    <style:style style:name="Table4.E" style:family="table-column">
      <style:table-column-properties style:column-width="10.823cm" style:rel-column-width="25605*"/>
    </style:style>
    <style:style style:name="Table4.A1" style:family="table-cell">
      <style:table-cell-properties style:vertical-align="middle" fo:background-color="#cccccc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097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097cm" fo:border-left="0.002cm solid #000000" fo:border-right="none" fo:border-top="none" fo:border-bottom="0.035cm solid #000000">
        <style:background-image/>
      </style:table-cell-properties>
    </style:style>
    <style:style style:name="Table4.D2" style:family="table-cell">
      <style:table-cell-properties style:vertical-align="middle"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A1" style:family="table-cell">
      <style:table-cell-properties style:vertical-align="middle" fo:padding="0.097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097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097cm" fo:border-left="0.002cm solid #000000" fo:border-right="0.035cm solid #000000" fo:border-top="0.035cm solid #000000" fo:border-bottom="0.002cm solid #000000"/>
    </style:style>
    <style:style style:name="Table5.A2" style:family="table-cell">
      <style:table-cell-properties style:vertical-align="middle" fo:background-color="#cccccc" fo:padding="0.097cm" fo:border-left="0.035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F2" style:family="table-cell">
      <style:table-cell-properties style:vertical-align="middle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5.G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097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097cm" fo:border-left="0.002cm solid #000000" fo:border-right="none" fo:border-top="none" fo:border-bottom="0.035cm solid #000000">
        <style:background-image/>
      </style:table-cell-properties>
    </style:style>
    <style:style style:name="Table5.G3" style:family="table-cell">
      <style:table-cell-properties style:vertical-align="middle"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padding="0cm" fo:border-left="0.035cm solid #000000" fo:border-right="none" fo:border-top="0.035cm solid #000000" fo:border-bottom="0.002cm solid #000000"/>
    </style:style>
    <style:style style:name="Table6.B1" style:family="table-cell">
      <style:table-cell-properties style:vertical-align="middle" fo:padding="0cm" fo:border-left="0.002cm solid #000000" fo:border-right="none" fo:border-top="0.035cm solid #000000" fo:border-bottom="0.002cm solid #000000"/>
    </style:style>
    <style:style style:name="Table6.D1" style:family="table-cell">
      <style:table-cell-properties style:vertical-align="middle" fo:background-color="#000000" fo:padding="0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padding="0cm" fo:border-left="0.002cm solid #000000" fo:border-right="0.035cm solid #000000" fo:border-top="0.035cm solid #000000" fo:border-bottom="0.002cm solid #000000"/>
    </style:style>
    <style:style style:name="Table6.A2" style:family="table-cell">
      <style:table-cell-properties style:vertical-align="middle" fo:background-color="#cccccc" fo:padding="0cm" fo:border-left="0.035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cm" fo:border-left="0.002cm solid #000000" fo:border-right="none" fo:border-top="none" fo:border-bottom="0.002cm solid #000000">
        <style:background-image/>
      </style:table-cell-properties>
    </style:style>
    <style:style style:name="Table6.E2" style:family="table-cell">
      <style:table-cell-properties style:vertical-align="middle" fo:background-color="#cccccc" fo:padding="0cm" fo:border-left="0.002cm solid #000000" fo:border-right="none" fo:border-top="none" fo:border-bottom="0.002cm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cm" fo:border-left="0.002cm solid #000000" fo:border-right="0.035cm solid #000000" fo:border-top="none" fo:border-bottom="0.002cm solid #000000">
        <style:background-image/>
      </style:table-cell-properties>
    </style:style>
    <style:style style:name="Table6.A3" style:family="table-cell">
      <style:table-cell-properties style:vertical-align="middle" fo:background-color="transparent" fo:padding="0cm" fo:border-left="0.035cm solid #000000" fo:border-right="none" fo:border-top="none" fo:border-bottom="0.035cm solid #000000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0.002cm solid #000000" fo:border-right="none" fo:border-top="none" fo:border-bottom="0.035cm solid #000000">
        <style:background-image/>
      </style:table-cell-properties>
    </style:style>
    <style:style style:name="Table6.D3" style:family="table-cell">
      <style:table-cell-properties style:vertical-align="middle" fo:background-color="#000000" fo:padding="0cm" fo:border-left="0.002cm solid #000000" fo:border-right="none" fo:border-top="none" fo:border-bottom="0.035cm solid #000000">
        <style:background-image/>
      </style:table-cell-properties>
    </style:style>
    <style:style style:name="Table6.E3" style:family="table-cell">
      <style:table-cell-properties style:vertical-align="middle" fo:background-color="transparent" fo:padding="0cm" fo:border-left="0.002cm solid #000000" fo:border-right="none" fo:border-top="none" fo:border-bottom="0.035cm solid #000000">
        <style:background-image/>
      </style:table-cell-properties>
    </style:style>
    <style:style style:name="Table6.F3" style:family="table-cell">
      <style:table-cell-properties style:vertical-align="middle" fo:background-color="#cccccc" fo:padding="0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 style:shadow="none"/>
    </style:style>
    <style:style style:name="Table9.A" style:family="table-column">
      <style:table-column-properties style:column-width="0.706cm" style:rel-column-width="1669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582cm" style:rel-column-width="1377*"/>
    </style:style>
    <style:style style:name="Table9.L" style:family="table-column">
      <style:table-column-properties style:column-width="0.584cm" style:rel-column-width="1381*"/>
    </style:style>
    <style:style style:name="Table9.N" style:family="table-column">
      <style:table-column-properties style:column-width="1.445cm" style:rel-column-width="3417*"/>
    </style:style>
    <style:style style:name="Table9.O" style:family="table-column">
      <style:table-column-properties style:column-width="1.39cm" style:rel-column-width="3288*"/>
    </style:style>
    <style:style style:name="Table9.P" style:family="table-column">
      <style:table-column-properties style:column-width="0.06cm" style:rel-column-width="141*"/>
    </style:style>
    <style:style style:name="Table9.Q" style:family="table-column">
      <style:table-column-properties style:column-width="1.729cm" style:rel-column-width="4089*"/>
    </style:style>
    <style:style style:name="Table9.R" style:family="table-column">
      <style:table-column-properties style:column-width="1.568cm" style:rel-column-width="3709*"/>
    </style:style>
    <style:style style:name="Table9.U" style:family="table-column">
      <style:table-column-properties style:column-width="1.055cm" style:rel-column-width="2495*"/>
    </style:style>
    <style:style style:name="Table9.X" style:family="table-column">
      <style:table-column-properties style:column-width="1.057cm" style:rel-column-width="2499*"/>
    </style:style>
    <style:style style:name="Table9.Y" style:family="table-column">
      <style:table-column-properties style:column-width="1.053cm" style:rel-column-width="2491*"/>
    </style:style>
    <style:style style:name="Table9.Z" style:family="table-column">
      <style:table-column-properties style:column-width="1.058cm" style:rel-column-width="2503*"/>
    </style:style>
    <style:style style:name="Table9.c" style:family="table-column">
      <style:table-column-properties style:column-width="0.074cm" style:rel-column-width="175*"/>
    </style:style>
    <style:style style:name="Table9.d" style:family="table-column">
      <style:table-column-properties style:column-width="2.252cm" style:rel-column-width="5329*"/>
    </style:style>
    <style:style style:name="Table9.e" style:family="table-column">
      <style:table-column-properties style:column-width="1.909cm" style:rel-column-width="4515*"/>
    </style:style>
    <style:style style:name="Table9.A1" style:family="table-cell">
      <style:table-cell-properties style:vertical-align="middle" fo:padding="0cm" fo:border-left="0.035cm solid #000000" fo:border-right="none" fo:border-top="0.035cm solid #000000" fo:border-bottom="0.002cm solid #000000"/>
    </style:style>
    <style:style style:name="Table9.B1" style:family="table-cell">
      <style:table-cell-properties style:vertical-align="middle" fo:padding="0cm" fo:border-left="0.002cm solid #000000" fo:border-right="none" fo:border-top="0.035cm solid #000000" fo:border-bottom="0.002cm solid #000000"/>
    </style:style>
    <style:style style:name="Table9.P1" style:family="table-cell">
      <style:table-cell-properties style:vertical-align="middle" fo:background-color="#000000" fo:padding="0cm" fo:border-left="0.002cm solid #000000" fo:border-right="none" fo:border-top="0.035cm solid #000000" fo:border-bottom="0.002cm solid #000000">
        <style:background-image/>
      </style:table-cell-properties>
    </style:style>
    <style:style style:name="Table9.d1" style:family="table-cell">
      <style:table-cell-properties style:vertical-align="middle" fo:padding="0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min-row-height="0.141cm"/>
    </style:style>
    <style:style style:name="Table9.A2" style:family="table-cell">
      <style:table-cell-properties style:vertical-align="middle" fo:padding="0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background-color="#000000" fo:padding="0cm" fo:border-left="0.002cm solid #000000" fo:border-right="none" fo:border-top="none" fo:border-bottom="0.002cm solid #000000">
        <style:background-image/>
      </style:table-cell-properties>
    </style:style>
    <style:style style:name="Table9.d2" style:family="table-cell">
      <style:table-cell-properties style:vertical-align="middle" fo:padding="0cm" fo:border-left="0.002cm solid #000000" fo:border-right="0.035cm solid #000000" fo:border-top="none" fo:border-bottom="0.002cm solid #000000"/>
    </style:style>
    <style:style style:name="Table9.4" style:family="table-row">
      <style:table-row-properties style:min-row-height="0.564cm"/>
    </style:style>
    <style:style style:name="Table9.A5" style:family="table-cell">
      <style:table-cell-properties style:vertical-align="middle" fo:background-color="transparent" fo:padding="0cm" fo:border-left="0.035cm solid #000000" fo:border-right="none" fo:border-top="none" fo:border-bottom="0.002cm solid #000000">
        <style:background-image/>
      </style:table-cell-properties>
    </style:style>
    <style:style style:name="Table9.B5" style:family="table-cell" style:data-style-name="N0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9.B6" style:family="table-cell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9.A8" style:family="table-cell">
      <style:table-cell-properties style:vertical-align="middle" fo:background-color="#cccccc" fo:padding="0cm" fo:border-left="0.035cm solid #000000" fo:border-right="none" fo:border-top="none" fo:border-bottom="0.035cm solid #000000">
        <style:background-image/>
      </style:table-cell-properties>
    </style:style>
    <style:style style:name="Table9.D8" style:family="table-cell">
      <style:table-cell-properties style:vertical-align="middle" fo:background-color="#cccccc" fo:padding="0cm" fo:border-left="0.002cm solid #000000" fo:border-right="none" fo:border-top="none" fo:border-bottom="0.035cm solid #000000">
        <style:background-image/>
      </style:table-cell-properties>
    </style:style>
    <style:style style:name="Table9.P8" style:family="table-cell">
      <style:table-cell-properties style:vertical-align="middle" fo:background-color="#000000" fo:padding="0cm" fo:border-left="0.002cm solid #000000" fo:border-right="none" fo:border-top="none" fo:border-bottom="0.035cm solid #000000">
        <style:background-image/>
      </style:table-cell-properties>
    </style:style>
    <style:style style:name="Table9.U8" style:family="table-cell">
      <style:table-cell-properties style:vertical-align="middle" fo:background-color="#cccccc" fo:padding="0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padding="0.097cm" fo:border-left="0.035cm solid #000000" fo:border-right="none" fo:border-top="0.035cm solid #000000" fo:border-bottom="0.002cm solid #000000"/>
    </style:style>
    <style:style style:name="Table8.B1" style:family="table-cell">
      <style:table-cell-properties style:vertical-align="middle" fo:padding="0.097cm" fo:border-left="0.002cm solid #000000" fo:border-right="none" fo:border-top="0.035cm solid #000000" fo:border-bottom="0.002cm solid #000000"/>
    </style:style>
    <style:style style:name="Table8.D1" style:family="table-cell">
      <style:table-cell-properties style:vertical-align="middle" fo:background-color="#00000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padding="0.097cm" fo:border-left="0.002cm solid #000000" fo:border-right="0.035cm solid #000000" fo:border-top="0.035cm solid #000000" fo:border-bottom="0.002cm solid #000000"/>
    </style:style>
    <style:style style:name="Table8.A2" style:family="table-cell">
      <style:table-cell-properties style:vertical-align="middle" fo:background-color="#cccccc" fo:padding="0.097cm" fo:border-left="0.035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8.E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8.G2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able8.A3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8.B3" style:family="table-cell">
      <style:table-cell-properties style:vertical-align="middle" fo:background-color="#cccccc" fo:padding="0.097cm" fo:border-left="0.002cm solid #000000" fo:border-right="none" fo:border-top="none" fo:border-bottom="0.035cm solid #000000">
        <style:background-image/>
      </style:table-cell-properties>
    </style:style>
    <style:style style:name="Table8.D3" style:family="table-cell">
      <style:table-cell-properties style:vertical-align="middle" fo:background-color="#000000" fo:padding="0.097cm" fo:border-left="0.002cm solid #000000" fo:border-right="none" fo:border-top="none" fo:border-bottom="0.035cm solid #000000">
        <style:background-image/>
      </style:table-cell-properties>
    </style:style>
    <style:style style:name="Table8.E3" style:family="table-cell">
      <style:table-cell-properties style:vertical-align="middle"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Table8.G3" style:family="table-cell">
      <style:table-cell-properties style:vertical-align="middle" fo:background-color="#cccccc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37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font-size-asian="11.5pt" style:font-size-complex="11.5pt"/>
    </style:style>
    <style:style style:name="P3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39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cm" fo:margin-right="0.109cm" fo:margin-top="0cm" fo:margin-bottom="0.25cm" fo:text-align="justify" style:justify-single-word="false" fo:text-indent="0cm" style:auto-text-indent="false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109cm" fo:margin-top="0cm" fo:margin-bottom="0.25cm" fo:text-align="justify" style:justify-single-word="false" fo:text-indent="0cm" style:auto-text-indent="false"/>
      <style:text-properties style:text-position="0% 100%" style:font-name="Liberation Serif" fo:font-size="9pt" fo:font-weight="normal" style:font-size-asian="9pt" style:font-weight-asian="normal" style:font-size-complex="9pt" style:font-weight-complex="normal"/>
    </style:style>
    <style:style style:name="P42" style:family="paragraph" style:parent-style-name="Text_20_body">
      <style:paragraph-properties fo:margin-left="0cm" fo:margin-right="0.109cm" fo:margin-top="0cm" fo:margin-bottom="0.25cm" fo:text-align="justify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3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44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45" style:family="paragraph" style:parent-style-name="Text_20_body">
      <style:paragraph-properties fo:margin-top="0.199cm" fo:margin-bottom="0cm" fo:break-before="page"/>
      <style:text-properties fo:font-size="11.5pt" style:font-size-asian="11.5pt" style:font-size-complex="11.5pt"/>
    </style:style>
    <style:style style:name="P46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47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48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49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.25cm" fo:text-align="center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5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5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5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 style:text-overline-style="solid" style:text-overline-width="auto" style:text-overline-color="font-color"/>
    </style:style>
    <style:style style:name="P5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5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59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6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6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65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67" style:family="paragraph" style:parent-style-name="Standard">
      <style:text-properties fo:font-size="11.5pt" style:font-size-asian="11.5pt" style:font-size-complex="11.5pt"/>
    </style:style>
    <style:style style:name="P68" style:family="paragraph" style:parent-style-name="Standard">
      <style:paragraph-properties fo:margin-top="0.101cm" fo:margin-bottom="0cm" fo:text-align="center" style:justify-single-word="false"/>
      <style:text-properties fo:font-size="8pt" style:font-size-asian="8pt" style:font-size-complex="8pt"/>
    </style:style>
    <style:style style:name="P69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0" style:family="paragraph" style:parent-style-name="Text_20_body">
      <style:paragraph-properties fo:margin-left="0cm" fo:margin-right="0.109cm" fo:margin-top="0cm" fo:margin-bottom="0.349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-33% 80%" fo:font-weight="normal" style:font-weight-asian="normal" style:font-weight-complex="normal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font-name="Liberation Mono"/>
    </style:style>
    <style:style style:name="T10" style:family="text">
      <style:text-properties style:text-position="0% 100%" style:font-name-asian="Liberation Mono" style:font-name-complex="Liberation Mono"/>
    </style:style>
    <style:style style:name="T11" style:family="text">
      <style:text-properties style:text-position="0% 100%" fo:font-style="italic" style:font-name-asian="Liberation Mono" style:font-style-asian="italic" style:font-name-complex="Liberation Mono" style:font-style-complex="italic"/>
    </style:style>
    <style:style style:name="T12" style:family="text">
      <style:text-properties style:text-position="0% 100%" style:text-underline-style="solid" style:text-underline-width="auto" style:text-underline-color="font-color"/>
    </style:style>
    <style:style style:name="T13" style:family="text">
      <style:text-properties style:text-position="0% 100%" style:text-overline-style="none" style:text-overline-color="font-color"/>
    </style:style>
    <style:style style:name="T14" style:family="text">
      <style:text-properties style:font-name="Liberation Mono" style:font-name-asian="Liberation Mono" style:font-name-complex="Liberation Mono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weight="bold" style:font-name-asian="Liberation Mono" style:font-weight-asian="bold" style:font-name-complex="Liberation Mono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21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Symmetry Classification for Serial Crystallography Experiments</text:p>
      <text:p text:style-name="P51">Groups with white backgrounds are merohedral and will exhibit indexing ambiguities. <text:s/>Move directly downwards to the nearest cell with a shaded background to find the corresponding “source symmetry”.</text:p>
      <text:p text:style-name="P50">Chiral groups are shown in bold, centrosymmetric groups are underlin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43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3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6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43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3">2</text:p>
          </table:table-cell>
          <table:table-cell table:style-name="Table3.B1" office:value-type="string">
            <text:p text:style-name="P33">m</text:p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4"><text:span text:style-name="T17">P2</text:span>, <text:span text:style-name="T17">P2</text:span><text:span text:style-name="T2">1</text:span>, <text:span text:style-name="T17">C2</text:span></text:p>
          </table:table-cell>
          <table:table-cell table:style-name="Table3.E1" office:value-type="string">
            <text:p text:style-name="P55">Pm, Pc, Cm, Cc</text:p>
          </table:table-cell>
        </table:table-row>
        <table:table-row table:style-name="Table3.2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8">2/m</text:p>
          </table:table-cell>
          <table:table-cell table:style-name="Table3.C2" office:value-type="string">
            <text:p text:style-name="P4"/>
          </table:table-cell>
          <table:table-cell table:style-name="Table3.D2" office:value-type="string">
            <text:p text:style-name="P1"/>
          </table:table-cell>
          <table:table-cell table:style-name="Table3.E2" office:value-type="string">
            <text:p text:style-name="P4"><text:span text:style-name="T22">P2/m</text:span>, <text:span text:style-name="T22">P2</text:span><text:span text:style-name="T3">1</text:span><text:span text:style-name="T22">/m</text:span>, <text:span text:style-name="T22">C2/m</text:span>, <text:span text:style-name="T22">P2/c</text:span>, <text:span text:style-name="T22">P2</text:span><text:span text:style-name="T3">1</text:span><text:span text:style-name="T22">/c</text:span>, <text:span text:style-name="T22">C2/c</text:span></text:p>
          </table:table-cell>
        </table:table-row>
      </table:table>
      <text:p text:style-name="P43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222</text:p>
          </table:table-cell>
          <table:table-cell table:style-name="Table4.B1" office:value-type="string">
            <text:p text:style-name="P17">mm2</text:p>
          </table:table-cell>
          <table:table-cell table:style-name="Table4.C1" office:value-type="string">
            <text:p text:style-name="P4"/>
          </table:table-cell>
          <table:table-cell table:style-name="Table4.D1" office:value-type="string">
            <text:p text:style-name="P4"><text:span text:style-name="T17">P222</text:span>, <text:span text:style-name="T17">P222</text:span><text:span text:style-name="T2">1</text:span>, <text:span text:style-name="T17">P2</text:span><text:span text:style-name="T2">1</text:span><text:span text:style-name="T17">2</text:span><text:span text:style-name="T2">1</text:span><text:span text:style-name="T17">2</text:span>, <text:span text:style-name="T17">P2</text:span><text:span text:style-name="T2">1</text:span><text:span text:style-name="T17">2</text:span><text:span text:style-name="T2">1</text:span><text:span text:style-name="T17">2</text:span><text:span text:style-name="T2">1</text:span>, <text:span text:style-name="T17">C222</text:span><text:span text:style-name="T2">1</text:span>, <text:span text:style-name="T17">C222</text:span>, <text:span text:style-name="T17">F222</text:span>, <text:span text:style-name="T17">I222</text:span>, <text:span text:style-name="T17">I2</text:span><text:span text:style-name="T2">1</text:span><text:span text:style-name="T17">2</text:span><text:span text:style-name="T2">1</text:span><text:span text:style-name="T17">2</text:span><text:span text:style-name="T2">1</text:span></text:p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B2" office:value-type="string">
            <text:p text:style-name="P23">mmm</text:p>
          </table:table-cell>
          <table:table-cell table:style-name="Table4.C2" office:value-type="string">
            <text:p text:style-name="P4"/>
          </table:table-cell>
          <table:table-cell table:style-name="Table4.D2" office:value-type="string">
            <text:p text:style-name="P12"/>
          </table:table-cell>
          <table:table-cell table:style-name="Table4.E2" office:value-type="string">
            <text:p text:style-name="P4"><text:span text:style-name="T22">Pmmm</text:span>, <text:span text:style-name="T22">Pnnn</text:span>, <text:span text:style-name="T22">Pccm</text:span>, <text:span text:style-name="T22">Pban</text:span>, <text:span text:style-name="T22">Pmma</text:span>, <text:span text:style-name="T22">Pnna</text:span>, <text:span text:style-name="T22">Pmna</text:span>, <text:span text:style-name="T22">Pcca</text:span>, <text:span text:style-name="T22">Pbam</text:span>, <text:span text:style-name="T22">Pccn</text:span>, <text:span text:style-name="T22">Pbcm</text:span>, <text:span text:style-name="T22">Pnnm</text:span>, <text:span text:style-name="T22">Pmmn</text:span>, <text:span text:style-name="T22">Pbcn</text:span>, <text:span text:style-name="T22">Pbca</text:span>, <text:span text:style-name="T22">Pnma</text:span>, <text:span text:style-name="T22">Cmcm</text:span>, <text:span text:style-name="T22">Cmce</text:span>, <text:span text:style-name="T22">Cmmm</text:span>, <text:span text:style-name="T22">Cccm</text:span>, <text:span text:style-name="T22">Cmme</text:span>, <text:span text:style-name="T22">Ccce</text:span>, <text:span text:style-name="T22">Fmmm</text:span>, <text:span text:style-name="T22">Fddd</text:span>, <text:span text:style-name="T22">Immm</text:span>, <text:span text:style-name="T22">Ibam</text:span>, <text:span text:style-name="T22">Ibca</text:span>, <text:span text:style-name="T22">Imma</text:span></text:p>
          </table:table-cell>
        </table:table-row>
      </table:table>
      <text:p text:style-name="P43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>
          <table:table-cell table:style-name="Table5.A1" office:value-type="string">
            <text:p text:style-name="P13">4</text:p>
          </table:table-cell>
          <table:table-cell table:style-name="Table5.B1" table:number-columns-spanned="2" office:value-type="string">
            <text:p text:style-name="P24">4</text:p>
          </table:table-cell>
          <table:covered-table-cell/>
          <table:table-cell table:style-name="Table5.B1" office:value-type="string">
            <text:p text:style-name="P24"/>
          </table:table-cell>
          <table:table-cell table:style-name="Table5.B1" office:value-type="string">
            <text:p text:style-name="P19">4/m</text:p>
          </table:table-cell>
          <table:table-cell table:style-name="Table5.F1" office:value-type="string">
            <text:p text:style-name="P4"/>
          </table:table-cell>
          <table:table-cell table:style-name="Table5.B1" office:value-type="string">
            <text:p text:style-name="P5"><text:span text:style-name="T17">P4</text:span>, <text:span text:style-name="T17">P4</text:span><text:span text:style-name="T2">1</text:span>, <text:span text:style-name="T17">P4</text:span><text:span text:style-name="T2">2</text:span>, <text:span text:style-name="T17">P4</text:span><text:span text:style-name="T2">3</text:span>, <text:span text:style-name="T17">I4</text:span>, <text:span text:style-name="T17">I4</text:span><text:span text:style-name="T2">1</text:span></text:p>
          </table:table-cell>
          <table:table-cell table:style-name="Table5.B1" table:number-columns-spanned="2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table-cell table:style-name="Table5.B1" office:value-type="string">
            <text:p text:style-name="P4"/>
          </table:table-cell>
          <table:table-cell table:style-name="Table5.K1" office:value-type="string">
            <text:p text:style-name="P5"><text:span text:style-name="T12">P4/m</text:span><text:span text:style-name="T7">, </text:span><text:span text:style-name="T12">P4</text:span><text:span text:style-name="T3">2</text:span><text:span text:style-name="T12">/m</text:span><text:span text:style-name="T7">, </text:span><text:span text:style-name="T12">P4/n</text:span><text:span text:style-name="T7">, </text:span><text:span text:style-name="T12">P4</text:span><text:span text:style-name="T3">2</text:span><text:span text:style-name="T12">/n</text:span><text:span text:style-name="T7">, </text:span><text:span text:style-name="T12">I4/m</text:span><text:span text:style-name="T7">, </text:span><text:span text:style-name="T12">I4</text:span><text:span text:style-name="T3">1</text:span><text:span text:style-name="T12">/a</text:span></text:p>
          </table:table-cell>
        </table:table-row>
        <table:table-row>
          <table:table-cell table:style-name="Table5.A2" office:value-type="string">
            <text:p text:style-name="P36">422</text:p>
          </table:table-cell>
          <table:table-cell table:style-name="Table5.B2" office:value-type="string">
            <text:p text:style-name="P16"><text:span text:style-name="T6">4</text:span>2m</text:p>
          </table:table-cell>
          <table:table-cell table:style-name="Table5.B2" office:value-type="string">
            <text:p text:style-name="P16"><text:span text:style-name="T6">4</text:span>m2</text:p>
          </table:table-cell>
          <table:table-cell table:style-name="Table5.B2" office:value-type="string">
            <text:p text:style-name="P37">4mm</text:p>
          </table:table-cell>
          <table:table-cell table:style-name="Table5.B2" office:value-type="string">
            <text:p text:style-name="P37"/>
          </table:table-cell>
          <table:table-cell table:style-name="Table5.F2" office:value-type="string">
            <text:p text:style-name="P4"/>
          </table:table-cell>
          <table:table-cell table:style-name="Table5.G2" office:value-type="string">
            <text:p text:style-name="P53"><text:span text:style-name="T17">P422</text:span>, <text:span text:style-name="T17">P42</text:span><text:span text:style-name="T2">1</text:span><text:span text:style-name="T17">2</text:span>, <text:span text:style-name="T17">P4</text:span><text:span text:style-name="T2">1</text:span><text:span text:style-name="T17">22</text:span>, <text:span text:style-name="T17">P4</text:span><text:span text:style-name="T2">1</text:span><text:span text:style-name="T17">2</text:span><text:span text:style-name="T2">1</text:span><text:span text:style-name="T17">2</text:span>, <text:span text:style-name="T17">P4</text:span><text:span text:style-name="T2">2</text:span><text:span text:style-name="T17">22</text:span>, <text:span text:style-name="T17">P4</text:span><text:span text:style-name="T2">2</text:span><text:span text:style-name="T17">2</text:span><text:span text:style-name="T2">1</text:span><text:span text:style-name="T17">2</text:span>, <text:span text:style-name="T17">P4</text:span><text:span text:style-name="T2">3</text:span><text:span text:style-name="T17">22</text:span>, <text:span text:style-name="T17">P4</text:span><text:span text:style-name="T2">3</text:span><text:span text:style-name="T17">2</text:span><text:span text:style-name="T2">1</text:span><text:span text:style-name="T17">2</text:span>, <text:span text:style-name="T17">I422</text:span>, <text:span text:style-name="T17">I4</text:span><text:span text:style-name="T2">1</text:span><text:span text:style-name="T17">22</text:span></text:p>
          </table:table-cell>
          <table:table-cell table:style-name="Table5.B2" office:value-type="string">
            <text:p text:style-name="P57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57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I2" office:value-type="string">
            <text:p text:style-name="P57">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  <table:table-cell table:style-name="Table5.K2" office:value-type="string">
            <text:p text:style-name="P57"><text:s/></text:p>
          </table:table-cell>
        </table:table-row>
        <table:table-row>
          <table:table-cell table:style-name="Table5.A3" office:value-type="string">
            <text:p text:style-name="P35"/>
          </table:table-cell>
          <table:table-cell table:style-name="Table5.B3" table:number-columns-spanned="4" office:value-type="string">
            <text:p text:style-name="P38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G3" office:value-type="string">
            <text:p text:style-name="P35"/>
          </table:table-cell>
          <table:table-cell table:style-name="Table5.H3" table:number-columns-spanned="4" office:value-type="string">
            <text:p text:style-name="P53"><text:span text:style-name="T22">P4/mmm</text:span>, <text:span text:style-name="T22">P4/mcc</text:span>, <text:span text:style-name="T22">P4/nbm</text:span>, <text:span text:style-name="T22">P4/nnc</text:span>, <text:span text:style-name="T22">P4/mbm</text:span>, <text:span text:style-name="T22">P4/mnc</text:span>, <text:span text:style-name="T22">P4/nmm</text:span>, <text:span text:style-name="T22">P4/ncc</text:span>, <text:span text:style-name="T22">P4</text:span><text:span text:style-name="T3">2</text:span><text:span text:style-name="T22">/mmc</text:span>, <text:span text:style-name="T22">P4</text:span><text:span text:style-name="T3">2</text:span><text:span text:style-name="T22">/mcm</text:span>, <text:span text:style-name="T22">P4</text:span><text:span text:style-name="T3">2</text:span><text:span text:style-name="T22">/nbc</text:span>, <text:span text:style-name="T22">P4</text:span><text:span text:style-name="T3">2</text:span><text:span text:style-name="T22">/nnm</text:span>, <text:span text:style-name="T22">P4</text:span><text:span text:style-name="T3">2</text:span><text:span text:style-name="T22">/mbc</text:span>, <text:span text:style-name="T22">P4</text:span><text:span text:style-name="T3">2</text:span><text:span text:style-name="T22">/mnm</text:span>, <text:span text:style-name="T22">P4</text:span><text:span text:style-name="T3">2</text:span><text:span text:style-name="T22">/nmc</text:span>, <text:span text:style-name="T22">P4</text:span><text:span text:style-name="T3">2</text:span><text:span text:style-name="T22">/ncm</text:span>, <text:span text:style-name="T22">I4/mmm</text:span>, <text:span text:style-name="T22">I4/mcm</text:span>, <text:span text:style-name="T22">I4</text:span><text:span text:style-name="T3">1</text:span><text:span text:style-name="T22">/amd</text:span>, <text:span text:style-name="T22">I4</text:span><text:span text:style-name="T3">1</text:span><text:span text:style-name="T22">/acd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5">Trigon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3</text:p>
          </table:table-cell>
          <table:table-cell table:style-name="Table6.B1" office:value-type="string">
            <text:p text:style-name="P20">3</text:p>
          </table:table-cell>
          <table:table-cell table:style-name="Table6.B1" office:value-type="string">
            <text:p text:style-name="P20"/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8">R<text:span text:style-name="T6">3</text:span><text:span text:style-name="T18"> (H</text:span><text:span text:style-name="T6">3</text:span><text:span text:style-name="T18">)</text:span></text:p>
          </table:table-cell>
          <table:table-cell table:style-name="Table6.G1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5">32</text:p>
          </table:table-cell>
          <table:table-cell table:style-name="Table6.B2" office:value-type="string">
            <text:p text:style-name="P67"/>
          </table:table-cell>
          <table:table-cell table:style-name="Table6.B2" office:value-type="string">
            <text:p text:style-name="P26">3m</text:p>
          </table:table-cell>
          <table:table-cell table:style-name="Table6.D2" office:value-type="string">
            <text:p text:style-name="P3"/>
          </table:table-cell>
          <table:table-cell table:style-name="Table6.E2" office:value-type="string">
            <text:p text:style-name="P2">R32 (H32)</text:p>
          </table:table-cell>
          <table:table-cell table:style-name="Table6.B2" office:value-type="string">
            <text:p text:style-name="P7"/>
          </table:table-cell>
          <table:table-cell table:style-name="Table6.G2" office:value-type="string">
            <text:p text:style-name="P11">R3m (H3m), R3c (H3c)</text:p>
          </table:table-cell>
        </table:table-row>
        <table:table-row>
          <table:table-cell table:style-name="Table6.A3" office:value-type="string">
            <text:p text:style-name="P34"/>
          </table:table-cell>
          <table:table-cell table:style-name="Table6.B3" table:number-columns-spanned="2" office:value-type="string">
            <text:p text:style-name="P20">3<text:span text:style-name="T18">m</text:span></text:p>
          </table:table-cell>
          <table:covered-table-cell/>
          <table:table-cell table:style-name="Table6.D3" office:value-type="string">
            <text:p text:style-name="P3"/>
          </table:table-cell>
          <table:table-cell table:style-name="Table6.E3" office:value-type="string">
            <text:p text:style-name="P4"/>
          </table:table-cell>
          <table:table-cell table:style-name="Table6.F3" table:number-columns-spanned="2" office:value-type="string">
            <text:p text:style-name="P7"><text:span text:style-name="T22">R</text:span><text:span text:style-name="T23">3</text:span><text:span text:style-name="T22">m (H</text:span><text:span text:style-name="T23">3</text:span><text:span text:style-name="T22">m)</text:span>, <text:span text:style-name="T22">R</text:span><text:span text:style-name="T23">3</text:span><text:span text:style-name="T22">c (H</text:span><text:span text:style-name="T23">3</text:span><text:span text:style-name="T22">c)</text:span></text:p>
          </table:table-cell>
          <table:covered-table-cell/>
        </table:table-row>
      </table:table>
      <text:p text:style-name="P43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7"/>
        <table:table-column table:style-name="Table9.L"/>
        <table:table-column table:style-name="Table9.D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 table:number-columns-repeated="2"/>
        <table:table-column table:style-name="Table9.D"/>
        <table:table-column table:style-name="Table9.U" table:number-columns-repeated="3"/>
        <table:table-column table:style-name="Table9.X"/>
        <table:table-column table:style-name="Table9.Y"/>
        <table:table-column table:style-name="Table9.Z"/>
        <table:table-column table:style-name="Table9.U" table:number-columns-repeated="2"/>
        <table:table-column table:style-name="Table9.c"/>
        <table:table-column table:style-name="Table9.d"/>
        <table:table-column table:style-name="Table9.e"/>
        <table:table-row>
          <table:table-cell table:style-name="Table9.A1" table:number-rows-spanned="3" office:value-type="string">
            <text:p text:style-name="P15"/>
          </table:table-cell>
          <table:table-cell table:style-name="Table9.B1" table:number-columns-spanned="2" office:value-type="string">
            <text:p text:style-name="P63">3</text:p>
          </table:table-cell>
          <table:covered-table-cell/>
          <table:table-cell table:style-name="Table9.B1" office:value-type="string">
            <text:p text:style-name="P58"/>
          </table:table-cell>
          <table:table-cell table:style-name="Table9.B1" table:number-columns-spanned="8" office:value-type="string">
            <text:p text:style-name="P20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20"/>
          </table:table-cell>
          <table:table-cell table:style-name="Table9.B1" table:number-rows-spanned="3" table:number-columns-spanned="2" office:value-type="string">
            <text:p text:style-name="P27"/>
          </table:table-cell>
          <table:covered-table-cell/>
          <table:table-cell table:style-name="Table9.P1" office:value-type="string">
            <text:p text:style-name="P3"/>
          </table:table-cell>
          <table:table-cell table:style-name="Table9.B1" table:number-rows-spanned="3" office:value-type="string">
            <text:p text:style-name="P3"/>
          </table:table-cell>
          <table:table-cell table:style-name="Table9.B1" table:number-columns-spanned="2" office:value-type="string">
            <text:p text:style-name="P5"><text:span text:style-name="T17">P3</text:span>, <text:span text:style-name="T17">P3</text:span><text:span text:style-name="T2">1</text:span>, <text:span text:style-name="T17">P3</text:span><text:span text:style-name="T2">2</text:span></text:p>
          </table:table-cell>
          <table:covered-table-cell/>
          <table:table-cell table:style-name="Table9.B1" office:value-type="string">
            <text:p text:style-name="P5"/>
          </table:table-cell>
          <table:table-cell table:style-name="Table9.B1" table:number-columns-spanned="8" office:value-type="string">
            <text:p text:style-name="P9"><text:span text:style-name="T18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3"/>
          </table:table-cell>
          <table:table-cell table:style-name="Table9.d1" table:number-rows-spanned="3" table:number-columns-spanned="2" office:value-type="string">
            <text:p text:style-name="P3"/>
          </table:table-cell>
          <table:covered-table-cell/>
        </table:table-row>
        <table:table-row table:style-name="Table9.2">
          <table:covered-table-cell/>
          <table:table-cell table:style-name="Table9.B2" table:number-rows-spanned="3" table:number-columns-spanned="2" office:value-type="string">
            <text:p text:style-name="P64"/>
          </table:table-cell>
          <table:covered-table-cell/>
          <table:table-cell table:style-name="Table9.B2" table:number-rows-spanned="3" office:value-type="string">
            <text:p text:style-name="P64"/>
          </table:table-cell>
          <table:table-cell table:style-name="Table9.B2" table:number-rows-spanned="3" office:value-type="string">
            <text:p text:style-name="P32"/>
          </table:table-cell>
          <table:table-cell table:style-name="Table9.F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32"/>
          </table:table-cell>
          <table:table-cell table:style-name="Table9.B2" table:number-rows-spanned="3" office:value-type="string">
            <text:p text:style-name="P32"/>
          </table:table-cell>
          <table:covered-table-cell/>
          <table:covered-table-cell/>
          <table:table-cell table:style-name="Table9.F2" office:value-type="string">
            <text:p text:style-name="P10"/>
          </table:table-cell>
          <table:covered-table-cell/>
          <table:table-cell table:style-name="Table9.B2" table:number-rows-spanned="3" table:number-columns-spanned="2" office:value-type="string">
            <text:p text:style-name="P10"/>
          </table:table-cell>
          <table:covered-table-cell/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table-cell table:style-name="Table9.B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9.B2" table:number-columns-spanned="2" office:value-type="string">
            <text:p text:style-name="P26">3m1</text:p>
          </table:table-cell>
          <table:covered-table-cell/>
          <table:table-cell table:style-name="Table9.B2" table:number-columns-spanned="2" office:value-type="string">
            <text:p text:style-name="P60"/>
          </table:table-cell>
          <table:covered-table-cell/>
          <table:table-cell table:style-name="Table9.B2" table:number-columns-spanned="2" office:value-type="string">
            <text:p text:style-name="P26">31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columns-spanned="2" office:value-type="string">
            <text:p text:style-name="P5">P3m1, P3c1</text:p>
          </table:table-cell>
          <table:covered-table-cell/>
          <table:table-cell table:style-name="Table9.B2" table:number-columns-spanned="2" office:value-type="string">
            <text:p text:style-name="P3"/>
          </table:table-cell>
          <table:covered-table-cell/>
          <table:table-cell table:style-name="Table9.B2" table:number-columns-spanned="2" office:value-type="string">
            <text:p text:style-name="P69">P31m, P31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2" office:value-type="string">
            <text:p text:style-name="P34">6</text:p>
          </table:table-cell>
          <table:covered-table-cell/>
          <table:covered-table-cell/>
          <table:covered-table-cell/>
          <table:covered-table-cell/>
          <table:table-cell table:style-name="Table9.B2" table:number-columns-spanned="2" office:value-type="string">
            <text:p text:style-name="P27"/>
          </table:table-cell>
          <table:covered-table-cell/>
          <table:table-cell table:style-name="Table9.B2" table:number-columns-spanned="2" office:value-type="string">
            <text:p text:style-name="P60">6</text:p>
          </table:table-cell>
          <table:covered-table-cell/>
          <table:table-cell table:style-name="Table9.B2" table:number-columns-spanned="2" office:value-type="string">
            <text:p text:style-name="P26"/>
          </table:table-cell>
          <table:covered-table-cell/>
          <table:covered-table-cell/>
          <table:covered-table-cell/>
          <table:table-cell table:style-name="Table9.B2" table:number-rows-spanned="3" office:value-type="string">
            <text:p text:style-name="P26"/>
          </table:table-cell>
          <table:table-cell table:style-name="Table9.B2" office:value-type="string">
            <text:p text:style-name="P21">6/m</text:p>
          </table:table-cell>
          <table:table-cell table:style-name="Table9.F2" office:value-type="string">
            <text:p text:style-name="P3"/>
          </table:table-cell>
          <table:table-cell table:style-name="Table9.B2" office:value-type="string">
            <text:p text:style-name="P5"><text:span text:style-name="T17">P6</text:span>, <text:span text:style-name="T17">P6</text:span><text:span text:style-name="T2">1</text:span>, <text:span text:style-name="T17">P6</text:span><text:span text:style-name="T2">5</text:span>, <text:span text:style-name="T17">P6</text:span><text:span text:style-name="T2">2</text:span>, <text:span text:style-name="T17">P6</text:span><text:span text:style-name="T2">4</text:span>, <text:span text:style-name="T17">P6</text:span><text:span text:style-name="T2">3</text:span></text:p>
          </table:table-cell>
          <table:covered-table-cell/>
          <table:covered-table-cell/>
          <table:covered-table-cell/>
          <table:covered-table-cell/>
          <table:table-cell table:style-name="Table9.B2" table:number-columns-spanned="2" office:value-type="string">
            <text:p text:style-name="P3"/>
          </table:table-cell>
          <table:covered-table-cell/>
          <table:table-cell table:style-name="Table9.B2" table:number-columns-spanned="2" office:value-type="string">
            <text:p text:style-name="P47"><text:span text:style-name="T13">P</text:span><text:span text:style-name="T7">6</text:span></text:p>
          </table:table-cell>
          <table:covered-table-cell/>
          <table:table-cell table:style-name="Table9.B2" table:number-columns-spanned="2" office:value-type="string">
            <text:p text:style-name="P3"/>
          </table:table-cell>
          <table:covered-table-cell/>
          <table:covered-table-cell/>
          <table:covered-table-cell/>
          <table:table-cell table:style-name="Table9.B2" table:number-rows-spanned="3" office:value-type="string">
            <text:p text:style-name="P4"/>
          </table:table-cell>
          <table:table-cell table:style-name="Table9.d2" office:value-type="string">
            <text:p text:style-name="P46"><text:span text:style-name="T17"><text:s/></text:span><text:span text:style-name="T24">P6/m</text:span><text:span text:style-name="T19">, </text:span><text:span text:style-name="T24">P6</text:span><text:span text:style-name="T4">3</text:span><text:span text:style-name="T24">/m</text:span></text:p>
          </table:table-cell>
        </table:table-row>
        <table:table-row>
          <table:table-cell table:style-name="Table9.A5" table:number-rows-spanned="3" office:value-type="string">
            <text:p text:style-name="P34"/>
          </table:table-cell>
          <table:table-cell table:style-name="Table9.B5" office:value-type="float" office:value="312">
            <text:p text:style-name="P65">312</text:p>
          </table:table-cell>
          <table:table-cell table:style-name="Table9.B2" office:value-type="string">
            <text:p text:style-name="P59"/>
          </table:table-cell>
          <table:table-cell table:style-name="Table9.B2" office:value-type="string">
            <text:p text:style-name="P59"/>
          </table:table-cell>
          <table:table-cell table:style-name="Table9.B2" table:number-columns-spanned="2" office:value-type="string">
            <text:p text:style-name="P22"/>
          </table:table-cell>
          <table:covered-table-cell/>
          <table:table-cell table:style-name="Table9.B2" table:number-rows-spanned="2" table:number-columns-spanned="2" office:value-type="string">
            <text:p text:style-name="P28"/>
          </table:table-cell>
          <table:covered-table-cell/>
          <table:table-cell table:style-name="Table9.B2" table:number-rows-spanned="2" table:number-columns-spanned="2" office:value-type="string">
            <text:p text:style-name="P28"/>
          </table:table-cell>
          <table:covered-table-cell/>
          <table:table-cell table:style-name="Table9.B2" table:number-columns-spanned="2" office:value-type="string">
            <text:p text:style-name="P22"><text:span text:style-name="T20">3</text:span><text:span text:style-name="T21">1m</text:span></text:p>
          </table:table-cell>
          <table:covered-table-cell/>
          <table:table-cell table:style-name="Table9.B2" office:value-type="string">
            <text:p text:style-name="P22"/>
          </table:table-cell>
          <table:covered-table-cell/>
          <table:table-cell table:style-name="Table9.B2" table:number-rows-spanned="3" office:value-type="string">
            <text:p text:style-name="P21"/>
          </table:table-cell>
          <table:table-cell table:style-name="Table9.F2" office:value-type="string">
            <text:p text:style-name="P4"/>
          </table:table-cell>
          <table:table-cell table:style-name="Table9.B2" table:number-rows-spanned="3" office:value-type="string">
            <text:p text:style-name="P4"/>
          </table:table-cell>
          <table:table-cell table:style-name="Table9.B2" office:value-type="string">
            <text:p text:style-name="P46"><text:span text:style-name="T17">P312</text:span>, <text:span text:style-name="T17">P3</text:span><text:span text:style-name="T2">1</text:span><text:span text:style-name="T17">12, P3</text:span><text:span text:style-name="T2">2</text:span><text:span text:style-name="T17">12</text:span></text:p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table:number-columns-spanned="2" office:value-type="string">
            <text:p text:style-name="P4"/>
          </table:table-cell>
          <table:covered-table-cell/>
          <table:table-cell table:style-name="Table9.B2" table:number-rows-spanned="2" table:number-columns-spanned="2" office:value-type="string">
            <text:p text:style-name="P4"/>
            <text:p text:style-name="P4"/>
          </table:table-cell>
          <table:covered-table-cell/>
          <table:table-cell table:style-name="Table9.B2" table:number-rows-spanned="2" table:number-columns-spanned="2" office:value-type="string">
            <text:p text:style-name="P4"/>
          </table:table-cell>
          <table:covered-table-cell/>
          <table:table-cell table:style-name="Table9.B2" table:number-columns-spanned="2" office:value-type="string">
            <text:p text:style-name="P4"><text:span text:style-name="T25">P</text:span><text:span text:style-name="T23">3</text:span><text:span text:style-name="T22">1m</text:span>, <text:span text:style-name="T25">P</text:span><text:span text:style-name="T23">3</text:span><text:span text:style-name="T22">1c</text:span></text:p>
          </table:table-cell>
          <table:covered-table-cell/>
          <table:table-cell table:style-name="Table9.B2" office:value-type="string">
            <text:p text:style-name="P4"/>
          </table:table-cell>
          <table:covered-table-cell/>
          <table:table-cell table:style-name="Table9.d2" table:number-rows-spanned="3" office:value-type="string">
            <text:p text:style-name="P4"/>
          </table:table-cell>
        </table:table-row>
        <table:table-row>
          <table:covered-table-cell/>
          <table:table-cell table:style-name="Table9.B6" table:number-rows-spanned="2" office:value-type="string">
            <text:p text:style-name="P65"/>
          </table:table-cell>
          <table:table-cell table:style-name="Table9.B2" office:value-type="string">
            <text:p text:style-name="P62">321</text:p>
          </table:table-cell>
          <table:table-cell table:style-name="Table9.B2" office:value-type="string">
            <text:p text:style-name="P59"/>
          </table:table-cell>
          <table:table-cell table:style-name="Table9.B2" table:number-columns-spanned="2" office:value-type="string">
            <text:p text:style-name="P22"><text:span text:style-name="T6">3</text:span>m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8"/>
          </table:table-cell>
          <table:covered-table-cell/>
          <table:table-cell table:style-name="Table9.B2" table:number-rows-spanned="2" office:value-type="string">
            <text:p text:style-name="P28"/>
          </table:table-cell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table-cell table:style-name="Table9.B2" table:number-rows-spanned="2" office:value-type="string">
            <text:p text:style-name="P4"/>
          </table:table-cell>
          <table:table-cell table:style-name="Table9.B2" office:value-type="string">
            <text:p text:style-name="P46"><text:span text:style-name="T17">P321</text:span>, <text:span text:style-name="T17">P3</text:span><text:span text:style-name="T2">1</text:span><text:span text:style-name="T17">21, P3</text:span><text:span text:style-name="T2">2</text:span><text:span text:style-name="T17">21</text:span></text:p>
          </table:table-cell>
          <table:table-cell table:style-name="Table9.B2" office:value-type="string">
            <text:p text:style-name="P46"/>
          </table:table-cell>
          <table:table-cell table:style-name="Table9.B2" table:number-columns-spanned="2" office:value-type="string">
            <text:p text:style-name="P4"><text:span text:style-name="T25">P</text:span><text:span text:style-name="T23">3</text:span><text:span text:style-name="T22">m1</text:span>, <text:span text:style-name="T25">P</text:span><text:span text:style-name="T23">3</text:span><text:span text:style-name="T25">c</text:span><text:span text:style-name="T22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columns-spanned="2" office:value-type="string">
            <text:p text:style-name="P4"/>
          </table:table-cell>
          <table:covered-table-cell/>
          <table:table-cell table:style-name="Table9.B2" office:value-type="string">
            <text:p text:style-name="P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9.B2" office:value-type="string">
            <text:p text:style-name="P59"/>
          </table:table-cell>
          <table:table-cell table:style-name="Table9.B2" office:value-type="string">
            <text:p text:style-name="P59"/>
          </table:table-cell>
          <table:table-cell table:style-name="Table9.B2" table:number-columns-spanned="2" office:value-type="string">
            <text:p text:style-name="P22"/>
          </table:table-cell>
          <table:covered-table-cell/>
          <table:table-cell table:style-name="Table9.B2" table:number-columns-spanned="2" office:value-type="string">
            <text:p text:style-name="P28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28"><text:span text:style-name="T6">6</text:span>2m</text:p>
          </table:table-cell>
          <table:covered-table-cell/>
          <table:covered-table-cell/>
          <table:covered-table-cell/>
          <table:covered-table-cell/>
          <table:table-cell table:style-name="Table9.B2" office:value-type="string">
            <text:p text:style-name="P29">6mm</text:p>
          </table:table-cell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table:number-columns-spanned="2" office:value-type="string">
            <text:p text:style-name="P4"/>
          </table:table-cell>
          <table:covered-table-cell/>
          <table:table-cell table:style-name="Table9.B2" table:number-columns-spanned="2" office:value-type="string">
            <text:p text:style-name="P48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48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/>
          </table:table-cell>
          <table:covered-table-cell/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6"><text:span text:style-name="T19">P6mm, P6cc, P6</text:span><text:span text:style-name="T5">3</text:span><text:span text:style-name="T19">cm, P6</text:span><text:span text:style-name="T5">3</text:span><text:span text:style-name="T19">mc</text:span><text:span text:style-name="T17"> </text:span></text:p>
          </table:table-cell>
          <table:covered-table-cell/>
        </table:table-row>
        <table:table-row>
          <table:table-cell table:style-name="Table9.A8" table:number-columns-spanned="3" office:value-type="string">
            <text:p text:style-name="P61">622</text:p>
          </table:table-cell>
          <table:covered-table-cell/>
          <table:covered-table-cell/>
          <table:table-cell table:style-name="Table9.D8" office:value-type="string">
            <text:p text:style-name="P61"/>
          </table:table-cell>
          <table:table-cell table:style-name="Table9.D8" table:number-columns-spanned="11" office:value-type="string">
            <text:p text:style-name="P21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P8" office:value-type="string">
            <text:p text:style-name="P3"/>
          </table:table-cell>
          <table:table-cell table:style-name="Table9.D8" table:number-columns-spanned="3" office:value-type="string">
            <text:p text:style-name="P5"><text:span text:style-name="T17">P622</text:span>, <text:span text:style-name="T17">P6</text:span><text:span text:style-name="T2">1</text:span><text:span text:style-name="T17">22</text:span>, <text:span text:style-name="T17">P6</text:span><text:span text:style-name="T2">5</text:span><text:span text:style-name="T17">22</text:span>, <text:span text:style-name="T17">P6</text:span><text:span text:style-name="T2">2</text:span><text:span text:style-name="T17">22</text:span>, <text:span text:style-name="T17">P6</text:span><text:span text:style-name="T2">4</text:span><text:span text:style-name="T17">22</text:span>, <text:span text:style-name="T17">P6</text:span><text:span text:style-name="T2">3</text:span><text:span text:style-name="T17">22</text:span></text:p>
          </table:table-cell>
          <table:covered-table-cell/>
          <table:covered-table-cell/>
          <table:table-cell table:style-name="Table9.D8" office:value-type="string">
            <text:p text:style-name="P5"/>
          </table:table-cell>
          <table:table-cell table:style-name="Table9.U8" table:number-columns-spanned="11" office:value-type="string">
            <text:p text:style-name="P49"><text:span text:style-name="T22">P6/mm</text:span>m, <text:span text:style-name="T22">P6/mcc</text:span>, <text:span text:style-name="T22">P6</text:span><text:span text:style-name="T3">3</text:span><text:span text:style-name="T22">/mcm</text:span>, <text:span text:style-name="T22">P6</text:span><text:span text:style-name="T3">3</text:span><text:span text:style-name="T22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23</text:p>
          </table:table-cell>
          <table:table-cell table:style-name="Table8.B1" office:value-type="string">
            <text:p text:style-name="P13"/>
          </table:table-cell>
          <table:table-cell table:style-name="Table8.B1" office:value-type="string">
            <text:p text:style-name="P18">m<text:span text:style-name="T6">3</text:span></text:p>
          </table:table-cell>
          <table:table-cell table:style-name="Table8.D1" office:value-type="string">
            <text:p text:style-name="P3"/>
          </table:table-cell>
          <table:table-cell table:style-name="Table8.B1" office:value-type="string">
            <text:p text:style-name="P4"><text:span text:style-name="T17">P23</text:span>, <text:span text:style-name="T17">F23</text:span>, <text:span text:style-name="T17">I23</text:span>, <text:span text:style-name="T17">P2</text:span><text:span text:style-name="T2">1</text:span><text:span text:style-name="T17">3</text:span>, <text:span text:style-name="T17">I2</text:span><text:span text:style-name="T2">1</text:span><text:span text:style-name="T17">3</text:span></text:p>
          </table:table-cell>
          <table:table-cell table:style-name="Table8.B1" office:value-type="string">
            <text:p text:style-name="P4"/>
          </table:table-cell>
          <table:table-cell table:style-name="Table8.G1" office:value-type="string">
            <text:p text:style-name="P7"><text:span text:style-name="T22">Pm</text:span><text:span text:style-name="T23">3</text:span>, <text:span text:style-name="T22">Pn</text:span><text:span text:style-name="T23">3</text:span>, <text:span text:style-name="T22">Fm</text:span><text:span text:style-name="T23">3</text:span>, <text:span text:style-name="T22">Fd</text:span><text:span text:style-name="T23">3</text:span>, <text:span text:style-name="T22">Im</text:span><text:span text:style-name="T23">3</text:span>, <text:span text:style-name="T22">Pa</text:span><text:span text:style-name="T23">3</text:span>, <text:span text:style-name="T22">Ia</text:span><text:span text:style-name="T23">3</text:span></text:p>
          </table:table-cell>
        </table:table-row>
        <table:table-row>
          <table:table-cell table:style-name="Table8.A2" office:value-type="string">
            <text:p text:style-name="P30">432</text:p>
          </table:table-cell>
          <table:table-cell table:style-name="Table8.B2" office:value-type="string">
            <text:p text:style-name="P25"><text:span text:style-name="T6">4</text:span>32</text:p>
          </table:table-cell>
          <table:table-cell table:style-name="Table8.B2" office:value-type="string">
            <text:p text:style-name="P16"/>
          </table:table-cell>
          <table:table-cell table:style-name="Table8.D2" office:value-type="string">
            <text:p text:style-name="P4"/>
          </table:table-cell>
          <table:table-cell table:style-name="Table8.E2" office:value-type="string">
            <text:p text:style-name="P4"><text:span text:style-name="T17">P432</text:span>, <text:span text:style-name="T17">P4</text:span><text:span text:style-name="T2">2</text:span><text:span text:style-name="T17">32</text:span>, <text:span text:style-name="T17">F432</text:span>, <text:span text:style-name="T17">F4</text:span><text:span text:style-name="T2">1</text:span><text:span text:style-name="T17">32</text:span>, <text:span text:style-name="T17">I432</text:span>, <text:span text:style-name="T17">P4</text:span><text:span text:style-name="T2">3</text:span><text:span text:style-name="T17">32</text:span>, <text:span text:style-name="T17">P4</text:span><text:span text:style-name="T2">1</text:span><text:span text:style-name="T17">32</text:span>, <text:span text:style-name="T17">I4</text:span><text:span text:style-name="T2">1</text:span><text:span text:style-name="T17">32</text:span></text:p>
          </table:table-cell>
          <table:table-cell table:style-name="Table8.B2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2" office:value-type="string">
            <text:p text:style-name="P4"/>
          </table:table-cell>
        </table:table-row>
        <table:table-row>
          <table:table-cell table:style-name="Table8.A3" office:value-type="string">
            <text:p text:style-name="P54"/>
          </table:table-cell>
          <table:table-cell table:style-name="Table8.B3" table:number-columns-spanned="2" office:value-type="string">
            <text:p text:style-name="P18">m<text:span text:style-name="T6">3</text:span>m</text:p>
          </table:table-cell>
          <table:covered-table-cell/>
          <table:table-cell table:style-name="Table8.D3" office:value-type="string">
            <text:p text:style-name="P4"/>
          </table:table-cell>
          <table:table-cell table:style-name="Table8.E3" office:value-type="string">
            <text:p text:style-name="P56"/>
          </table:table-cell>
          <table:table-cell table:style-name="Table8.B3" office:value-type="string">
            <text:p text:style-name="P4"/>
          </table:table-cell>
          <table:table-cell table:style-name="Table8.G3" office:value-type="string">
            <text:p text:style-name="P4"><text:span text:style-name="T22">Pm</text:span><text:span text:style-name="T23">3</text:span><text:span text:style-name="T22">m</text:span>, <text:span text:style-name="T22">Pn</text:span><text:span text:style-name="T23">3</text:span><text:span text:style-name="T22">n</text:span>, <text:span text:style-name="T22">Pm</text:span><text:span text:style-name="T23">3</text:span><text:span text:style-name="T22">n</text:span>, <text:span text:style-name="T22">Pn</text:span><text:span text:style-name="T23">3</text:span><text:span text:style-name="T22">m</text:span>, <text:span text:style-name="T22">Fm</text:span><text:span text:style-name="T23">3</text:span><text:span text:style-name="T22">m</text:span>, <text:span text:style-name="T22">Fm</text:span><text:span text:style-name="T23">3</text:span><text:span text:style-name="T22">c</text:span>, <text:span text:style-name="T22">Fd</text:span><text:span text:style-name="T23">3</text:span><text:span text:style-name="T22">m</text:span>, <text:span text:style-name="T22">Fd</text:span><text:span text:style-name="T23">3</text:span><text:span text:style-name="T22">c</text:span>, <text:span text:style-name="T22">Im</text:span><text:span text:style-name="T23">3</text:span><text:span text:style-name="T22">m</text:span>, <text:span text:style-name="T22">Ia</text:span><text:span text:style-name="T23">3</text:span><text:span text:style-name="T22">d</text:span></text:p>
          </table:table-cell>
        </table:table-row>
      </table:table>
      <text:p text:style-name="P68"><text:span text:style-name="T15">v0.9.0</text:span><text:span text:style-name="T16"> </text:span><text:span text:style-name="T15">© 2010-2011 Thomas White </text:span><text:span text:style-name="T9">&lt;taw@physics.org&gt;</text:span><text:span text:style-name="T15"> </text:span><text:span text:style-name="T14">○</text:span><text:span text:style-name="T15"> Licenced as CC-BY-SA: </text:span><text:span text:style-name="T9">http://creativecommons.org/licenses/by-sa/3.0/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1T18:31:42</dc:date>
    <dc:creator>Thomas White</dc:creator>
    <meta:editing-duration>P2DT23H57M47S</meta:editing-duration>
    <meta:editing-cycles>188</meta:editing-cycles>
    <meta:generator>OpenOffice.org/3.3$Unix OpenOffice.org_project/330m20$Build-9567</meta:generator>
    <meta:document-statistic meta:table-count="8" meta:image-count="0" meta:object-count="0" meta:page-count="2" meta:paragraph-count="98" meta:word-count="353" meta:character-count="2089"/>
  </office:meta>
</office:document-meta>
</file>